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0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4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209cm" fo:min-width="0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043cm" fo:min-width="0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64" style:family="graphic" style:parent-style-name="objectwithoutfill">
      <style:graphic-properties draw:stroke="dash" draw:stroke-dash="Fine_20_Dashed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70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1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293cm" fo:min-width="0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68cm" fo:min-width="0cm" fo:padding-top="0.142cm" fo:padding-bottom="0.142cm" fo:padding-left="0.267cm" fo:padding-right="0.2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8" style:family="graphic" style:parent-style-name="objectwithoutfill">
      <style:graphic-properties draw:fill="none" draw:textarea-vertical-align="middle"/>
    </style:style>
    <style:style style:name="gr7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26cm" fo:min-width="0.551cm" fo:padding-top="0.142cm" fo:padding-bottom="0.142cm" fo:padding-left="0.267cm" fo:padding-right="0.267cm"/>
    </style:style>
    <style:style style:name="gr85" style:family="graphic" style:parent-style-name="standard">
      <style:graphic-properties draw:stroke="solid" svg:stroke-width="0.026cm" svg:stroke-color="#00a65d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6" style:family="graphic" style:parent-style-name="standard">
      <style:graphic-properties draw:stroke="solid" svg:stroke-width="0.026cm" svg:stroke-color="#0066b3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7" style:family="graphic" style:parent-style-name="objectwithoutfill">
      <style:graphic-properties svg:stroke-width="0.053cm" svg:stroke-color="#000000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8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0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982cm" fo:min-width="12.896cm" fo:padding-top="0.142cm" fo:padding-bottom="0.142cm" fo:padding-left="0.267cm" fo:padding-right="0.267cm"/>
    </style:style>
    <style:style style:name="gr91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2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229cm" fo:min-width="3.066cm" fo:padding-top="0.142cm" fo:padding-bottom="0.142cm" fo:padding-left="0.267cm" fo:padding-right="0.267cm"/>
    </style:style>
    <style:style style:name="gr93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94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95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96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97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98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99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100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101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102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962cm"/>
    </style:style>
    <style:style style:name="gr103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59cm"/>
    </style:style>
    <style:style style:name="gr104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105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6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7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877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454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213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2.178cm"/>
    </style:style>
    <style:style style:name="gr113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24cm"/>
    </style:style>
    <style:style style:name="gr11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7cm"/>
    </style:style>
    <style:style style:name="gr11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08cm"/>
    </style:style>
    <style:style style:name="gr116" style:family="graphic" style:parent-style-name="standard">
      <style:graphic-properties draw:fill-color="#cccccc" draw:textarea-vertical-align="middle" draw:auto-grow-height="false" fo:min-height="2.056cm" fo:min-width="1.024cm"/>
    </style:style>
    <style:style style:name="gr117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18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19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20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21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56cm" fo:min-width="1.024cm" fo:padding-top="0.142cm" fo:padding-bottom="0.142cm" fo:padding-left="0.267cm" fo:padding-right="0.267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cm"/>
    </style:style>
    <style:style style:name="gr123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95cm" fo:min-width="0.736cm" fo:padding-top="0.142cm" fo:padding-bottom="0.142cm" fo:padding-left="0.267cm" fo:padding-right="0.267cm"/>
    </style:style>
    <style:style style:name="gr124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1.184cm" fo:padding-top="0.142cm" fo:padding-bottom="0.142cm" fo:padding-left="0.267cm" fo:padding-right="0.267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126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22cm" fo:min-width="0.99cm" fo:padding-top="0.142cm" fo:padding-bottom="0.142cm" fo:padding-left="0.267cm" fo:padding-right="0.267cm"/>
    </style:style>
    <style:style style:name="gr127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28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29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30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31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448cm" fo:min-width="3.66cm" fo:padding-top="0.142cm" fo:padding-bottom="0.142cm" fo:padding-left="0.267cm" fo:padding-right="0.267cm"/>
    </style:style>
    <style:style style:name="gr132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0.76cm" fo:min-width="2.91cm" fo:padding-top="0.142cm" fo:padding-bottom="0.142cm" fo:padding-left="0.267cm" fo:padding-right="0.267cm"/>
    </style:style>
    <style:style style:name="gr133" style:family="graphic" style:parent-style-name="objectwithoutfill">
      <style:graphic-properties svg:stroke-width="0.035cm" svg:stroke-color="#333333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solid" draw:fill-color="#fcd4d1"/>
      <style:paragraph-properties fo:text-align="center"/>
    </style:style>
    <style:style style:name="P13" style:family="paragraph">
      <loext:graphic-properties draw:fill="solid" draw:fill-color="#bee3d3"/>
      <style:paragraph-properties fo:text-align="center"/>
    </style:style>
    <style:style style:name="P14" style:family="paragraph">
      <loext:graphic-properties draw:fill="solid" draw:fill-color="#ffe5c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3465a4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gradient" draw:fill-color="#dddddd" draw:fill-gradient-name="Gradient_20_6" draw:opacity="100%"/>
      <style:paragraph-properties fo:text-align="center"/>
    </style:style>
    <style:style style:name="P23" style:family="paragraph">
      <loext:graphic-properties draw:fill="gradient" draw:fill-color="#dddddd" draw:fill-gradient-name="Gradient_20_4" draw:opacity="100%"/>
      <style:paragraph-properties fo:text-align="center"/>
    </style:style>
    <style:style style:name="P24" style:family="paragraph">
      <loext:graphic-properties draw:fill="gradient" draw:fill-color="#dddddd" draw:fill-gradient-name="Gradient_20_3" draw:opacity="100%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loext:graphic-properties draw:fill="solid" draw:fill-color="#b2b2b2"/>
      <style:paragraph-properties fo:text-align="start" style:font-independent-line-spacing="true"/>
      <style:text-properties fo:font-size="14pt"/>
    </style:style>
    <style:style style:name="P35" style:family="paragraph">
      <loext:graphic-properties draw:fill="none" draw:fill-color="#ffffff"/>
      <style:paragraph-properties fo:text-align="start"/>
    </style:style>
    <style:style style:name="P36" style:family="paragraph">
      <loext:graphic-properties draw:fill-color="#ffdaa2"/>
      <style:paragraph-properties fo:text-align="center"/>
    </style:style>
    <style:style style:name="P3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8" style:family="paragraph">
      <loext:graphic-properties draw:fill-color="#f58220"/>
      <style:paragraph-properties fo:text-align="center"/>
    </style:style>
    <style:style style:name="P39" style:family="paragraph">
      <loext:graphic-properties draw:fill="solid" draw:fill-color="#fdb94d"/>
      <style:paragraph-properties fo:text-align="center"/>
    </style:style>
    <style:style style:name="P40" style:family="paragraph">
      <loext:graphic-properties draw:fill-color="#cccccc"/>
      <style:paragraph-properties fo:text-align="center"/>
    </style:style>
    <style:style style:name="P41" style:family="paragraph">
      <loext:graphic-properties draw:fill="solid" draw:fill-color="#add58a"/>
      <style:paragraph-properties fo:text-align="center"/>
    </style:style>
    <style:style style:name="P42" style:family="paragraph">
      <loext:graphic-properties draw:fill-color="#407927"/>
      <style:paragraph-properties fo:text-align="center"/>
    </style:style>
    <style:style style:name="P43" style:family="paragraph">
      <loext:graphic-properties draw:fill="none" draw:fill-color="#ffffff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6" style:family="paragraph">
      <loext:graphic-properties draw:fill-color="#adc5e7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23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4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25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26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27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2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4.167cm" svg:height="1.505cm" svg:x="7.424cm" svg:y="2.502cm">
          <draw:text-box>
            <text:p text:style-name="P8"><text:span text:style-name="T8">M</text:span><text:span text:style-name="T8">a</text:span><text:span text:style-name="T8">p</text:span><text:span text:style-name="T8"> </text:span></text:p>
            <text:p text:style-name="P8"><text:span text:style-name="T8">t</text:span><text:span text:style-name="T8">a</text:span><text:span text:style-name="T8">s</text:span><text:span text:style-name="T8">k</text:span><text:span text:style-name="T8">s</text:span></text:p>
          </draw:text-box>
        </draw:frame>
        <draw:frame draw:style-name="gr32" draw:text-style-name="P15" draw:layer="layout" svg:width="2.266cm" svg:height="0.947cm" svg:x="5.058cm" svg:y="2.502cm">
          <draw:text-box>
            <text:p text:style-name="P8"><text:span text:style-name="T8">C</text:span><text:span text:style-name="T8">o</text:span><text:span text:style-name="T8">r</text:span><text:span text:style-name="T8">e</text:span><text:span text:style-name="T8">s</text:span></text:p>
          </draw:text-box>
        </draw:frame>
        <draw:frame draw:style-name="gr32" draw:text-style-name="P15" draw:layer="layout" svg:width="4.741cm" svg:height="0.947cm" svg:x="10.845cm" svg:y="2.502cm">
          <draw:text-box>
            <text:p text:style-name="P8"><text:span text:style-name="T8">C</text:span><text:span text:style-name="T8">r</text:span><text:span text:style-name="T8">a</text:span><text:span text:style-name="T8">i</text:span><text:span text:style-name="T8">l</text:span></text:p>
          </draw:text-box>
        </draw:frame>
        <draw:frame draw:style-name="gr31" draw:text-style-name="P15" draw:layer="layout" svg:width="2.794cm" svg:height="1.505cm" svg:x="15.494cm" svg:y="2.502cm">
          <draw:text-box>
            <text:p text:style-name="P8"><text:span text:style-name="T8">R</text:span><text:span text:style-name="T8">e</text:span><text:span text:style-name="T8">d</text:span><text:span text:style-name="T8">u</text:span><text:span text:style-name="T8">c</text:span><text:span text:style-name="T8">e</text:span></text:p>
            <text:p text:style-name="P8"><text:span text:style-name="T8">t</text:span><text:span text:style-name="T8">a</text:span><text:span text:style-name="T8">s</text:span><text:span text:style-name="T8">k</text:span><text:span text:style-name="T8">s</text:span></text:p>
          </draw:text-box>
        </draw:fram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1" draw:text-style-name="P7" draw:layer="layout" svg:x1="10.781cm" svg:y1="4.904cm" svg:x2="12.424cm" svg:y2="4.396cm">
          <text:p/>
        </draw:line>
        <draw:line draw:style-name="gr51" draw:text-style-name="P7" draw:layer="layout" svg:x1="10.781cm" svg:y1="4.904cm" svg:x2="12.424cm" svg:y2="6.174cm">
          <text:p/>
        </draw:line>
        <draw:line draw:style-name="gr51" draw:text-style-name="P7" draw:layer="layout" svg:x1="10.782cm" svg:y1="4.904cm" svg:x2="12.424cm" svg:y2="8.968cm">
          <text:p/>
        </draw:line>
        <draw:line draw:style-name="gr51" draw:text-style-name="P7" draw:layer="layout" svg:x1="10.784cm" svg:y1="6.508cm" svg:x2="12.636cm" svg:y2="4.904cm">
          <text:p/>
        </draw:line>
        <draw:line draw:style-name="gr51" draw:text-style-name="P7" draw:layer="layout" svg:x1="10.784cm" svg:y1="6.608cm" svg:x2="12.636cm" svg:y2="6.782cm">
          <text:p/>
        </draw:line>
        <draw:line draw:style-name="gr51" draw:text-style-name="P7" draw:layer="layout" svg:x1="10.784cm" svg:y1="6.608cm" svg:x2="12.637cm" svg:y2="9.576cm">
          <text:p/>
        </draw:line>
        <draw:line draw:style-name="gr51" draw:text-style-name="P7" draw:layer="layout" svg:x1="10.785cm" svg:y1="9.309cm" svg:x2="12.848cm" svg:y2="9.83cm">
          <text:p/>
        </draw:line>
        <draw:line draw:style-name="gr51" draw:text-style-name="P7" draw:layer="layout" svg:x1="10.786cm" svg:y1="9.31cm" svg:x2="12.848cm" svg:y2="7.29cm">
          <text:p/>
        </draw:line>
        <draw:line draw:style-name="gr51" draw:text-style-name="P7" draw:layer="layout" svg:x1="10.786cm" svg:y1="9.21cm" svg:x2="12.848cm" svg:y2="5.412cm">
          <text:p/>
        </draw:line>
        <draw:custom-shape draw:style-name="gr52" draw:text-style-name="P22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23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4" draw:text-style-name="P24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5" draw:text-style-name="P7" draw:layer="layout" svg:x1="13.185cm" svg:y1="9.984cm" svg:x2="11.807cm" svg:y2="10.7cm">
          <text:p/>
        </draw:line>
        <draw:frame draw:style-name="gr55" draw:text-style-name="P26" draw:layer="layout" svg:width="2.817cm" svg:height="0.997cm" svg:x="9.375cm" svg:y="10.687cm">
          <draw:text-box>
            <text:p text:style-name="P25"><text:span text:style-name="T8">C</text:span><text:span text:style-name="T8">r</text:span><text:span text:style-name="T8">a</text:span><text:span text:style-name="T8">i</text:span><text:span text:style-name="T8">l</text:span><text:span text:style-name="T8">F</text:span><text:span text:style-name="T8">i</text:span><text:span text:style-name="T8">l</text:span><text:span text:style-name="T8">e</text:span></text:p>
          </draw:text-box>
        </draw:frame>
        <draw:frame draw:style-name="gr31" draw:text-style-name="P15" draw:layer="layout" svg:width="4.249cm" svg:height="1.505cm" svg:x="12.007cm" svg:y="10.687cm">
          <draw:text-box>
            <text:p text:style-name="P8"><text:span text:style-name="T8">C</text:span><text:span text:style-name="T8">r</text:span><text:span text:style-name="T8">a</text:span><text:span text:style-name="T8">i</text:span><text:span text:style-name="T8">l</text:span><text:span text:style-name="T8">M</text:span><text:span text:style-name="T8">u</text:span><text:span text:style-name="T8">l</text:span><text:span text:style-name="T8">t</text:span><text:span text:style-name="T8">i</text:span><text:span text:style-name="T8">F</text:span><text:span text:style-name="T8">i</text:span><text:span text:style-name="T8">l</text:span><text:span text:style-name="T8">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4.572cm" svg:height="0.963cm" svg:x="16.364cm" svg:y="10.687cm">
          <draw:text-box>
            <text:p text:style-name="P25"><text:span text:style-name="T8">S</text:span><text:span text:style-name="T8">o</text:span><text:span text:style-name="T8">r</text:span><text:span text:style-name="T8">t</text:span><text:span text:style-name="T8">e</text:span><text:span text:style-name="T8">d</text:span><text:span text:style-name="T8"> </text:span><text:span text:style-name="T8">p</text:span><text:span text:style-name="T8">a</text:span><text:span text:style-name="T8">r</text:span><text:span text:style-name="T8">t</text:span><text:span text:style-name="T8">i</text:span><text:span text:style-name="T8">t</text:span><text:span text:style-name="T8">i</text:span><text:span text:style-name="T8">o</text:span><text:span text:style-name="T8">n</text:span></text:p>
          </draw:text-box>
        </draw:frame>
        <draw:line draw:style-name="gr35" draw:text-style-name="P7" draw:layer="layout" svg:x1="18.695cm" svg:y1="9.497cm" svg:x2="19.203cm" svg:y2="10.767cm">
          <text:p/>
        </draw:lin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35" draw:text-style-name="P7" draw:layer="layout" svg:x1="13.185cm" svg:y1="9.984cm" svg:x2="11.807cm" svg:y2="10.7cm">
          <text:p/>
        </draw:line>
        <draw:frame draw:style-name="gr31" draw:text-style-name="P15" draw:layer="layout" svg:width="2.817cm" svg:height="1.505cm" svg:x="10.075cm" svg:y="10.788cm">
          <draw:text-box>
            <text:p text:style-name="P8"><text:span text:style-name="T8">C</text:span><text:span text:style-name="T8">r</text:span><text:span text:style-name="T8">a</text:span><text:span text:style-name="T8">i</text:span><text:span text:style-name="T8">l</text:span></text:p>
            <text:p text:style-name="P8"><text:span text:style-name="T8">F</text:span><text:span text:style-name="T8">i</text:span><text:span text:style-name="T8">l</text:span><text:span text:style-name="T8">e</text:span></text:p>
          </draw:text-box>
        </draw:frame>
        <draw:frame draw:style-name="gr31" draw:text-style-name="P15" draw:layer="layout" svg:width="4.249cm" svg:height="1.505cm" svg:x="12.007cm" svg:y="10.792cm">
          <draw:text-box>
            <text:p text:style-name="P8"><text:span text:style-name="T8">C</text:span><text:span text:style-name="T8">r</text:span><text:span text:style-name="T8">a</text:span><text:span text:style-name="T8">i</text:span><text:span text:style-name="T8">l</text:span></text:p>
            <text:p text:style-name="P8"><text:span text:style-name="T8">M</text:span><text:span text:style-name="T8">u</text:span><text:span text:style-name="T8">l</text:span><text:span text:style-name="T8">t</text:span><text:span text:style-name="T8">i</text:span><text:span text:style-name="T8">F</text:span><text:span text:style-name="T8">i</text:span><text:span text:style-name="T8">l</text:span><text:span text:style-name="T8">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378cm" svg:height="1.505cm" svg:x="15.764cm" svg:y="10.787cm">
          <draw:text-box>
            <text:p text:style-name="P8"><text:span text:style-name="T8">r</text:span><text:span text:style-name="T8">e</text:span><text:span text:style-name="T8">d</text:span><text:span text:style-name="T8">u</text:span><text:span text:style-name="T8">c</text:span><text:span text:style-name="T8">e</text:span><text:span text:style-name="T8"> </text:span></text:p>
            <text:p text:style-name="P8"><text:span text:style-name="T8">t</text:span><text:span text:style-name="T8">a</text:span><text:span text:style-name="T8">s</text:span><text:span text:style-name="T8">k</text:span><text:span text:style-name="T8">s</text:span></text:p>
          </draw:text-box>
        </draw:fram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2446.6630493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15" draw:layer="layout" svg:width="3.099cm" svg:height="1.505cm" svg:x="7.376cm" svg:y="10.788cm">
          <draw:text-box>
            <text:p text:style-name="P8"><text:span text:style-name="T8">m</text:span><text:span text:style-name="T8">a</text:span><text:span text:style-name="T8">p</text:span></text:p>
            <text:p text:style-name="P8"><text:span text:style-name="T8">t</text:span><text:span text:style-name="T8">a</text:span><text:span text:style-name="T8">s</text:span><text:span text:style-name="T8">k</text:span><text:span text:style-name="T8">s</text:span></text:p>
          </draw:text-box>
        </draw:frame>
        <draw:custom-shape draw:style-name="gr62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5" draw:text-style-name="P15" draw:layer="layout" svg:width="4.249cm" svg:height="0.997cm" svg:x="8.705cm" svg:y="2.282cm">
          <draw:text-box>
            <text:p text:style-name="P8"><text:span text:style-name="T8">a</text:span><text:span text:style-name="T8">p</text:span><text:span text:style-name="T8">p</text:span><text:span text:style-name="T8">e</text:span><text:span text:style-name="T8">n</text:span><text:span text:style-name="T8">d</text:span></text:p>
          </draw:text-box>
        </draw:frame>
        <draw:custom-shape draw:style-name="gr63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2.344cm" svg:height="1.505cm" svg:x="14.23cm" svg:y="2.615cm">
          <draw:text-box>
            <text:p text:style-name="P8"><text:span text:style-name="T8">p</text:span><text:span text:style-name="T8">a</text:span><text:span text:style-name="T8">r</text:span><text:span text:style-name="T8">a</text:span><text:span text:style-name="T8">l</text:span><text:span text:style-name="T8">l</text:span><text:span text:style-name="T8">e</text:span><text:span text:style-name="T8">l </text:span></text:p>
            <text:p text:style-name="P8"><text:span text:style-name="T8">r</text:span><text:span text:style-name="T8">e</text:span><text:span text:style-name="T8">a</text:span><text:span text:style-name="T8">d</text:span></text:p>
          </draw:text-box>
        </draw:frame>
        <draw:custom-shape draw:style-name="gr63" draw:text-style-name="P7" draw:layer="layout" svg:width="0.762cm" svg:height="0.762cm" svg:x="8.997cm" svg:y="2.3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4" draw:text-style-name="P7" draw:layer="layout" svg:width="4.341cm" svg:height="2.736cm" draw:transform="skewX (-0.24923301718479) rotate (0.497593369743583) translate (7.728cm 4.12cm)" svg:viewBox="0 0 4342 2737" svg:d="M0 0c3856 0 4342 2737 4342 2737">
          <text:p/>
        </draw:path>
        <draw:path draw:style-name="gr64" draw:text-style-name="P7" draw:layer="layout" svg:width="3.357cm" svg:height="2.006cm" draw:transform="skewX (-0.330914426178125) rotate (0.460243323750905) translate (8.57899992491589cm 4.08228234652513cm)" svg:viewBox="0 0 3358 2007" svg:d="M0 0c2980-1 3358 2007 3358 2007">
          <text:p/>
        </draw:path>
        <draw:path draw:style-name="gr64" draw:text-style-name="P7" draw:layer="layout" svg:width="1.813cm" svg:height="1.204cm" draw:transform="skewX (-0.147305788868322) rotate (0.543670061996234) translate (10.371cm 4.10086362205598cm)" svg:viewBox="0 0 1814 1205" svg:d="M0 0c1608 0 1814 1205 1814 1205">
          <text:p/>
        </draw:path>
        <draw:path draw:style-name="gr64" draw:text-style-name="P7" draw:layer="layout" svg:width="4.462cm" svg:height="1.244cm" draw:transform="rotate (0.000872664625997165) translate (8.236cm 4.672cm)" svg:viewBox="0 0 4463 1245" svg:d="M0 0c3857 1 4463 1245 4463 1245">
          <text:p/>
        </draw:path>
        <draw:path draw:style-name="gr64" draw:text-style-name="P7" draw:layer="layout" svg:width="3.922cm" svg:height="1.443cm" draw:transform="skewX (0.000698131700797732) rotate (0.0010471975511966) translate (9.159cm 4.473cm)" svg:viewBox="0 0 3923 1444" svg:d="M0 0c3390 0 3923 1444 3923 1444">
          <text:p/>
        </draw:path>
        <draw:path draw:style-name="gr64" draw:text-style-name="P7" draw:layer="layout" svg:width="2.547cm" svg:height="1.51cm" draw:transform="skewX (0.000698131700797731) rotate (0.0015707963267949) translate (10.786cm 4.406cm)" svg:viewBox="0 0 2548 1511" svg:d="M0 0c2202 0 2548 1511 2548 1511">
          <text:p/>
        </draw:path>
        <draw:path draw:style-name="gr64" draw:text-style-name="P7" draw:layer="layout" svg:width="6.138cm" svg:height="2.159cm" draw:transform="skewX (0.369137136796801) rotate (-0.291295452157854) translate (8.23600001457831cm 5.07999998123282cm)" svg:viewBox="0 0 6139 2160" svg:d="M0 0c5004 0 6139 2160 6139 2160">
          <text:p/>
        </draw:path>
        <draw:path draw:style-name="gr64" draw:text-style-name="P7" draw:layer="layout" svg:width="5.298cm" svg:height="2.126cm" draw:transform="skewX (0.244346095279206) rotate (-0.339117473662499) translate (9.16000000415681cm 5.07999999370304cm)" svg:viewBox="0 0 5299 2127" svg:d="M0 0c4320 0 5299 2127 5299 2127">
          <text:p/>
        </draw:path>
        <draw:path draw:style-name="gr64" draw:text-style-name="P7" draw:layer="layout" svg:width="3.546cm" svg:height="1.783cm" draw:transform="skewX (-0.00628318530717959) rotate (-0.45273840796733) translate (10.7860000504887cm 5.51099989452756cm)" svg:viewBox="0 0 3547 1784" svg:d="M0 0c2892-1 3547 1784 3547 1784">
          <text:p/>
        </draw:path>
        <presentation:notes draw:style-name="dp2">
          <draw:page-thumbnail draw:style-name="gr22" draw:layer="layout" svg:width="18.624cm" svg:height="10.476cm" svg:x="1.482cm" svg:y="2.123cm" draw:page-number="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65" draw:text-style-name="P2" draw:layer="layout" svg:width="3.13cm" svg:height="1.092cm" svg:x="8.6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66" draw:text-style-name="P2" draw:layer="layout" svg:width="3.13cm" svg:height="1.092cm" svg:x="8.6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67" draw:text-style-name="P2" draw:layer="layout" svg:width="3.13cm" svg:height="1.092cm" svg:x="8.7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68" draw:text-style-name="P3" draw:layer="layout" svg:width="3.13cm" svg:height="1.092cm" svg:x="15.0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69" draw:text-style-name="P4" draw:layer="layout" svg:width="3.13cm" svg:height="1.092cm" svg:x="15.0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11.8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11.8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13.132cm" svg:y1="4.572cm" svg:x2="15.053cm" svg:y2="5.334cm">
          <text:p/>
        </draw:line>
        <draw:line draw:style-name="gr8" draw:text-style-name="P7" draw:layer="layout" svg:x1="12.342cm" svg:y1="6.236cm" svg:x2="15.053cm" svg:y2="5.451cm">
          <text:p/>
        </draw:line>
        <draw:line draw:style-name="gr8" draw:text-style-name="P7" draw:layer="layout" svg:x1="12.353cm" svg:y1="7.796cm" svg:x2="15.03cm" svg:y2="5.636cm">
          <text:p/>
        </draw:line>
        <draw:line draw:style-name="gr9" draw:text-style-name="P7" draw:layer="layout" svg:x1="13.109cm" svg:y1="5.08cm" svg:x2="15.091cm" svg:y2="7.62cm">
          <text:p/>
        </draw:line>
        <draw:line draw:style-name="gr9" draw:text-style-name="P7" draw:layer="layout" svg:x1="12.353cm" svg:y1="6.604cm" svg:x2="15.053cm" svg:y2="7.796cm">
          <text:p/>
        </draw:line>
        <draw:line draw:style-name="gr9" draw:text-style-name="P7" draw:layer="layout" svg:x1="12.353cm" svg:y1="8.382cm" svg:x2="15.053cm" svg:y2="7.874cm">
          <text:p/>
        </draw:line>
        <draw:custom-shape draw:style-name="gr72" draw:text-style-name="P7" draw:layer="layout" svg:width="0.61cm" svg:height="0.189cm" draw:transform="rotate (0.922057443828604) translate (14.471cm 7.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" draw:layer="layout" svg:width="0.61cm" svg:height="0.189cm" draw:transform="rotate (1.07425015460251) translate (14.302cm 5.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7" draw:layer="layout" svg:width="0.508cm" svg:height="2.717cm" svg:x="8.0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8.0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5.0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4.776cm" svg:y="6.364cm">
          <draw:text-box>
            <text:p text:style-name="P31">slow</text:p>
            <text:p text:style-name="P31">machines</text:p>
          </draw:text-box>
        </draw:frame>
        <draw:frame draw:style-name="gr77" draw:text-style-name="P33" draw:layer="layout" svg:width="2.54cm" svg:height="1.673cm" svg:x="11.222cm" svg:y="2.627cm">
          <draw:text-box>
            <text:p text:style-name="P8">shuffle</text:p>
            <text:p text:style-name="P8">data</text:p>
          </draw:text-box>
        </draw:frame>
        <draw:line draw:style-name="gr78" draw:text-style-name="P7" draw:layer="layout" svg:x1="22.416cm" svg:y1="6.264cm" svg:x2="22.416cm" svg:y2="6.264cm">
          <text:p/>
        </draw:line>
        <draw:line draw:style-name="gr78" draw:text-style-name="P7" draw:layer="layout" svg:x1="4.116cm" svg:y1="6.264cm" svg:x2="4.116cm" svg:y2="6.26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79" draw:text-style-name="P2" draw:layer="layout" svg:width="3.13cm" svg:height="1.092cm" svg:x="8.6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80" draw:text-style-name="P2" draw:layer="layout" svg:width="3.13cm" svg:height="1.092cm" svg:x="8.6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81" draw:text-style-name="P2" draw:layer="layout" svg:width="3.13cm" svg:height="1.092cm" svg:x="8.7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82" draw:text-style-name="P3" draw:layer="layout" svg:width="3.13cm" svg:height="1.092cm" svg:x="18.1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83" draw:text-style-name="P4" draw:layer="layout" svg:width="3.13cm" svg:height="1.092cm" svg:x="18.1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11.8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11.8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16.244cm" svg:y1="4.572cm" svg:x2="18.181cm" svg:y2="5.334cm">
          <text:p/>
        </draw:line>
        <draw:line draw:style-name="gr8" draw:text-style-name="P7" draw:layer="layout" svg:x1="16.242cm" svg:y1="6.236cm" svg:x2="18.181cm" svg:y2="5.451cm">
          <text:p/>
        </draw:line>
        <draw:line draw:style-name="gr8" draw:text-style-name="P7" draw:layer="layout" svg:x1="16.25cm" svg:y1="7.796cm" svg:x2="18.165cm" svg:y2="5.636cm">
          <text:p/>
        </draw:line>
        <draw:line draw:style-name="gr9" draw:text-style-name="P7" draw:layer="layout" svg:x1="16.244cm" svg:y1="5.08cm" svg:x2="18.208cm" svg:y2="7.62cm">
          <text:p/>
        </draw:line>
        <draw:line draw:style-name="gr9" draw:text-style-name="P7" draw:layer="layout" svg:x1="16.25cm" svg:y1="6.604cm" svg:x2="18.181cm" svg:y2="7.796cm">
          <text:p/>
        </draw:line>
        <draw:line draw:style-name="gr9" draw:text-style-name="P7" draw:layer="layout" svg:x1="16.25cm" svg:y1="8.382cm" svg:x2="18.181cm" svg:y2="7.874cm">
          <text:p/>
        </draw:line>
        <draw:custom-shape draw:style-name="gr73" draw:text-style-name="P7" draw:layer="layout" svg:width="0.508cm" svg:height="2.717cm" svg:x="8.0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8.0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5.0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4.776cm" svg:y="6.364cm">
          <draw:text-box>
            <text:p text:style-name="P31">slow</text:p>
            <text:p text:style-name="P31">machines</text:p>
          </draw:text-box>
        </draw:frame>
        <draw:g>
          <draw:custom-shape draw:style-name="gr84" draw:text-style-name="P7" draw:layer="layout" svg:width="1.085cm" svg:height="1.01cm" svg:x="15.16cm" svg:y="4.319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4" draw:text-style-name="P7" draw:layer="layout" svg:width="1.085cm" svg:height="1.01cm" svg:x="15.16cm" svg:y="5.926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4" draw:text-style-name="P7" draw:layer="layout" svg:width="1.085cm" svg:height="1.01cm" svg:x="15.16cm" svg:y="7.633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style-name="gr87" draw:text-style-name="P7" draw:layer="layout" svg:x1="13.352cm" svg:y1="4.826cm" svg:x2="14.876cm" svg:y2="4.826cm">
          <text:p/>
        </draw:line>
        <draw:line draw:style-name="gr87" draw:text-style-name="P7" draw:layer="layout" svg:x1="13.339cm" svg:y1="4.826cm" svg:x2="14.876cm" svg:y2="6.35cm">
          <text:p/>
        </draw:line>
        <draw:line draw:style-name="gr87" draw:text-style-name="P7" draw:layer="layout" svg:x1="13.327cm" svg:y1="4.813cm" svg:x2="14.931cm" svg:y2="7.964cm">
          <text:p/>
        </draw:line>
        <draw:line draw:style-name="gr87" draw:text-style-name="P7" draw:layer="layout" svg:x1="12.598cm" svg:y1="6.453cm" svg:x2="14.876cm" svg:y2="6.453cm">
          <text:p/>
        </draw:line>
        <draw:line draw:style-name="gr87" draw:text-style-name="P7" draw:layer="layout" svg:x1="12.585cm" svg:y1="6.44cm" svg:x2="14.878cm" svg:y2="5.014cm">
          <text:p/>
        </draw:line>
        <draw:line draw:style-name="gr87" draw:text-style-name="P7" draw:layer="layout" svg:x1="12.572cm" svg:y1="6.453cm" svg:x2="14.918cm" svg:y2="8.163cm">
          <text:p/>
        </draw:line>
        <draw:line draw:style-name="gr87" draw:text-style-name="P7" draw:layer="layout" svg:x1="12.611cm" svg:y1="8.328cm" svg:x2="14.889cm" svg:y2="8.328cm">
          <text:p/>
        </draw:line>
        <draw:line draw:style-name="gr87" draw:text-style-name="P7" draw:layer="layout" svg:x1="12.598cm" svg:y1="8.328cm" svg:x2="14.876cm" svg:y2="6.604cm">
          <text:p/>
        </draw:line>
        <draw:line draw:style-name="gr87" draw:text-style-name="P7" draw:layer="layout" svg:x1="12.585cm" svg:y1="8.341cm" svg:x2="14.812cm" svg:y2="5.266cm">
          <text:p/>
        </draw:line>
        <draw:frame draw:style-name="gr77" draw:text-style-name="P33" draw:layer="layout" svg:width="2.54cm" svg:height="1.673cm" svg:x="11.222cm" svg:y="2.628cm">
          <draw:text-box>
            <text:p text:style-name="P8">shuffle</text:p>
            <text:p text:style-name="P8">data</text:p>
          </draw:text-box>
        </draw:frame>
        <draw:frame draw:style-name="gr88" draw:text-style-name="P33" draw:layer="layout" svg:width="2.54cm" svg:height="2.384cm" svg:x="14.429cm" svg:y="2.629cm">
          <draw:text-box>
            <text:p text:style-name="P8">Crail</text:p>
            <text:p text:style-name="P8">server</text:p>
          </draw:text-box>
        </draw:frame>
        <draw:line draw:style-name="gr89" draw:text-style-name="P7" draw:layer="layout" svg:x1="16.11cm" svg:y1="4.472cm" svg:x2="17.37cm" svg:y2="3.956cm">
          <text:p/>
        </draw:line>
        <draw:frame draw:style-name="gr88" draw:text-style-name="P35" draw:layer="layout" svg:width="4.572cm" svg:height="2.384cm" svg:x="17.272cm" svg:y="3.017cm">
          <draw:text-box>
            <text:p text:style-name="P25">fixed size</text:p>
            <text:p text:style-name="P25">storage block</text:p>
          </draw:text-box>
        </draw:frame>
        <draw:line draw:style-name="gr78" draw:text-style-name="P7" draw:layer="layout" svg:x1="4.116cm" svg:y1="6.264cm" svg:x2="4.116cm" svg:y2="6.264cm">
          <text:p/>
        </draw:line>
        <draw:line draw:style-name="gr78" draw:text-style-name="P7" draw:layer="layout" svg:x1="22.416cm" svg:y1="6.264cm" svg:x2="22.416cm" svg:y2="6.264cm">
          <text:p/>
        </draw:lin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90" draw:text-style-name="P36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7" draw:layer="layout" svg:width="22.859cm" svg:height="2.38cm" svg:x="1.27cm" svg:y="0.572cm" presentation:class="title">
          <draw:text-box>
            <text:p/>
          </draw:text-box>
        </draw:frame>
        <draw:custom-shape draw:style-name="gr91" draw:text-style-name="P36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6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1.419cm" svg:height="0.629cm" svg:x="3.5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9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0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1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2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2" draw:text-style-name="P43" draw:layer="layout" svg:width="2.462cm" svg:height="0.806cm" svg:x="3.084cm" svg:y="7.758cm">
          <draw:text-box>
            <text:p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o</text:span><text:span text:style-name="T9">r</text:span></text:p>
          </draw:text-box>
        </draw:frame>
        <draw:frame draw:style-name="gr103" draw:text-style-name="P43" draw:layer="layout" svg:width="2.09cm" svg:height="0.806cm" svg:x="3.132cm" svg:y="6.912cm">
          <draw:text-box>
            <text:p><text:span text:style-name="T9">W</text:span><text:span text:style-name="T9">o</text:span><text:span text:style-name="T9">r</text:span><text:span text:style-name="T9">k</text:span><text:span text:style-name="T9">e</text:span><text:span text:style-name="T9">r</text:span></text:p>
          </draw:text-box>
        </draw:frame>
        <draw:custom-shape draw:style-name="gr92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36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1.419cm" svg:height="0.629cm" svg:x="8.4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7.972cm" svg:y="7.758cm">
          <draw:text-box>
            <text:p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o</text:span><text:span text:style-name="T9">r</text:span></text:p>
          </draw:text-box>
        </draw:frame>
        <draw:frame draw:style-name="gr103" draw:text-style-name="P43" draw:layer="layout" svg:width="2.09cm" svg:height="0.806cm" svg:x="8.02cm" svg:y="6.912cm">
          <draw:text-box>
            <text:p><text:span text:style-name="T9">W</text:span><text:span text:style-name="T9">o</text:span><text:span text:style-name="T9">r</text:span><text:span text:style-name="T9">k</text:span><text:span text:style-name="T9">e</text:span><text:span text:style-name="T9">r</text:span></text:p>
          </draw:text-box>
        </draw:frame>
        <draw:custom-shape draw:style-name="gr92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6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1.419cm" svg:height="0.629cm" svg:x="15.0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14.554cm" svg:y="7.758cm">
          <draw:text-box>
            <text:p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o</text:span><text:span text:style-name="T9">r</text:span></text:p>
          </draw:text-box>
        </draw:frame>
        <draw:frame draw:style-name="gr103" draw:text-style-name="P43" draw:layer="layout" svg:width="2.09cm" svg:height="0.806cm" svg:x="14.602cm" svg:y="6.912cm">
          <draw:text-box>
            <text:p><text:span text:style-name="T9">W</text:span><text:span text:style-name="T9">o</text:span><text:span text:style-name="T9">r</text:span><text:span text:style-name="T9">k</text:span><text:span text:style-name="T9">e</text:span><text:span text:style-name="T9">r</text:span></text:p>
          </draw:text-box>
        </draw:frame>
        <draw:custom-shape draw:style-name="gr101" draw:text-style-name="P42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5" draw:text-style-name="P7" draw:layer="layout" svg:x1="12.816cm" svg:y1="11.53cm" svg:x2="14.848cm" svg:y2="11.53cm">
          <text:p/>
        </draw:line>
        <draw:line draw:style-name="gr106" draw:text-style-name="P7" draw:layer="layout" svg:x1="12.816cm" svg:y1="12.546cm" svg:x2="14.848cm" svg:y2="12.546cm">
          <text:p/>
        </draw:line>
        <draw:line draw:style-name="gr107" draw:text-style-name="P7" draw:layer="layout" svg:x1="2.794cm" svg:y1="10.36cm" svg:x2="20.574cm" svg:y2="10.36cm">
          <text:p/>
        </draw:line>
        <draw:frame draw:style-name="gr108" draw:text-style-name="P43" draw:layer="layout" svg:width="2.377cm" svg:height="1.524cm" svg:x="18.759cm" svg:y="10.435cm">
          <draw:text-box>
            <text:p><text:span text:style-name="T9">R</text:span><text:span text:style-name="T9">D</text:span><text:span text:style-name="T9">M</text:span><text:span text:style-name="T9">A</text:span><text:span text:style-name="T9"> </text:span></text:p>
            <text:p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9"> </text:span></text:p>
          </draw:text-box>
        </draw:frame>
        <draw:frame draw:style-name="gr109" draw:text-style-name="P43" draw:layer="layout" svg:width="3.724cm" svg:height="1.361cm" svg:x="18.706cm" svg:y="11.992cm">
          <draw:text-box>
            <text:p><text:span text:style-name="T9">D</text:span><text:span text:style-name="T9">i</text:span><text:span text:style-name="T9">s</text:span><text:span text:style-name="T9">a</text:span><text:span text:style-name="T9">g</text:span><text:span text:style-name="T9">g</text:span><text:span text:style-name="T9">r</text:span><text:span text:style-name="T9">e</text:span><text:span text:style-name="T9">g</text:span><text:span text:style-name="T9">a</text:span><text:span text:style-name="T9">t</text:span><text:span text:style-name="T9">e</text:span><text:span text:style-name="T9">d</text:span></text:p>
            <text:p><text:span text:style-name="T9">C</text:span><text:span text:style-name="T9">r</text:span><text:span text:style-name="T9">a</text:span><text:span text:style-name="T9">i</text:span><text:span text:style-name="T9">l </text:span><text:span text:style-name="T9">S</text:span><text:span text:style-name="T9">t</text:span><text:span text:style-name="T9">o</text:span><text:span text:style-name="T9">r</text:span><text:span text:style-name="T9">a</text:span><text:span text:style-name="T9">g</text:span><text:span text:style-name="T9">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10" draw:text-style-name="P32" draw:layer="layout" svg:width="1.954cm" svg:height="1.361cm" svg:x="2.042cm" svg:y="10.821cm">
          <draw:text-box>
            <text:p text:style-name="P31"><text:span text:style-name="T9">D</text:span><text:span text:style-name="T9">R</text:span><text:span text:style-name="T9">A</text:span><text:span text:style-name="T9">M</text:span></text:p>
            <text:p text:style-name="P31"><text:span text:style-name="T9">t</text:span><text:span text:style-name="T9">i</text:span><text:span text:style-name="T9">e</text:span><text:span text:style-name="T9">r</text:span></text:p>
          </draw:text-box>
        </draw:frame>
        <draw:frame draw:style-name="gr111" draw:text-style-name="P32" draw:layer="layout" svg:width="1.713cm" svg:height="1.361cm" svg:x="2.242cm" svg:y="12.091cm">
          <draw:text-box>
            <text:p text:style-name="P31"><text:span text:style-name="T9">F</text:span><text:span text:style-name="T9">l</text:span><text:span text:style-name="T9">a</text:span><text:span text:style-name="T9">s</text:span><text:span text:style-name="T9">h</text:span></text:p>
            <text:p text:style-name="P31"><text:span text:style-name="T9">t</text:span><text:span text:style-name="T9">i</text:span><text:span text:style-name="T9">e</text:span><text:span text:style-name="T9">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2" draw:text-style-name="P35" draw:layer="layout" svg:width="2.678cm" svg:height="1.524cm" svg:x="18.704cm" svg:y="8.836cm">
          <draw:text-box>
            <text:p text:style-name="P25"><text:span text:style-name="T9">s</text:span><text:span text:style-name="T9">h</text:span><text:span text:style-name="T9">u</text:span><text:span text:style-name="T9">f</text:span><text:span text:style-name="T9">f</text:span><text:span text:style-name="T9">l</text:span><text:span text:style-name="T9">e</text:span></text:p>
            <text:p text:style-name="P25"><text:span text:style-name="T9">w</text:span><text:span text:style-name="T9">r</text:span><text:span text:style-name="T9">i</text:span><text:span text:style-name="T9">t</text:span><text:span text:style-name="T9">e</text:span><text:span text:style-name="T9">/</text:span><text:span text:style-name="T9">r</text:span><text:span text:style-name="T9">e</text:span><text:span text:style-name="T9">a</text:span><text:span text:style-name="T9">d</text:span></text:p>
          </draw:text-box>
        </draw:frame>
        <draw:custom-shape draw:style-name="gr113" draw:text-style-name="P44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44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4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0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6" draw:text-style-name="P40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6" draw:text-style-name="P40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9" draw:text-style-name="P40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custom-shape draw:style-name="gr117" draw:text-style-name="P36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36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7" draw:layer="layout" svg:width="22.859cm" svg:height="2.38cm" svg:x="1.27cm" svg:y="0.572cm" presentation:class="title">
          <draw:text-box>
            <text:p/>
          </draw:text-box>
        </draw:frame>
        <draw:custom-shape draw:style-name="gr91" draw:text-style-name="P36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6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6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9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0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1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2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2" draw:text-style-name="P43" draw:layer="layout" svg:width="2.462cm" svg:height="0.806cm" svg:x="5.284cm" svg:y="7.758cm">
          <draw:text-box>
            <text:p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o</text:span><text:span text:style-name="T9">r</text:span></text:p>
          </draw:text-box>
        </draw:frame>
        <draw:custom-shape draw:style-name="gr117" draw:text-style-name="P36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6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9.472cm" svg:y="7.758cm">
          <draw:text-box>
            <text:p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o</text:span><text:span text:style-name="T9">r</text:span></text:p>
          </draw:text-box>
        </draw:frame>
        <draw:custom-shape draw:style-name="gr117" draw:text-style-name="P36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6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15.154cm" svg:y="7.758cm">
          <draw:text-box>
            <text:p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o</text:span><text:span text:style-name="T9">r</text:span></text:p>
          </draw:text-box>
        </draw:frame>
        <draw:custom-shape draw:style-name="gr101" draw:text-style-name="P42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5" draw:text-style-name="P7" draw:layer="layout" svg:x1="12.816cm" svg:y1="11.53cm" svg:x2="14.848cm" svg:y2="11.53cm">
          <text:p/>
        </draw:line>
        <draw:line draw:style-name="gr106" draw:text-style-name="P7" draw:layer="layout" svg:x1="12.816cm" svg:y1="12.546cm" svg:x2="14.848cm" svg:y2="12.546cm">
          <text:p/>
        </draw:line>
        <draw:line draw:style-name="gr107" draw:text-style-name="P7" draw:layer="layout" svg:x1="2.794cm" svg:y1="10.36cm" svg:x2="20.574cm" svg:y2="10.36cm">
          <text:p/>
        </draw:line>
        <draw:frame draw:style-name="gr108" draw:text-style-name="P43" draw:layer="layout" svg:width="2.377cm" svg:height="1.524cm" svg:x="18.759cm" svg:y="10.598cm">
          <draw:text-box>
            <text:p><text:span text:style-name="T9">R</text:span><text:span text:style-name="T9">D</text:span><text:span text:style-name="T9">M</text:span><text:span text:style-name="T9">A</text:span><text:span text:style-name="T9"> </text:span></text:p>
            <text:p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9"> </text:span></text:p>
          </draw:text-box>
        </draw:frame>
        <draw:frame draw:style-name="gr109" draw:text-style-name="P43" draw:layer="layout" svg:width="3.724cm" svg:height="1.361cm" svg:x="18.706cm" svg:y="11.992cm">
          <draw:text-box>
            <text:p><text:span text:style-name="T9">D</text:span><text:span text:style-name="T9">i</text:span><text:span text:style-name="T9">s</text:span><text:span text:style-name="T9">a</text:span><text:span text:style-name="T9">g</text:span><text:span text:style-name="T9">g</text:span><text:span text:style-name="T9">r</text:span><text:span text:style-name="T9">e</text:span><text:span text:style-name="T9">g</text:span><text:span text:style-name="T9">a</text:span><text:span text:style-name="T9">t</text:span><text:span text:style-name="T9">e</text:span><text:span text:style-name="T9">d</text:span></text:p>
            <text:p><text:span text:style-name="T10">C</text:span><text:span text:style-name="T10">r</text:span><text:span text:style-name="T10">a</text:span><text:span text:style-name="T10">i</text:span><text:span text:style-name="T10">l</text:span><text:span text:style-name="T9"> </text:span><text:span text:style-name="T9">S</text:span><text:span text:style-name="T9">t</text:span><text:span text:style-name="T9">o</text:span><text:span text:style-name="T9">r</text:span><text:span text:style-name="T9">a</text:span><text:span text:style-name="T9">g</text:span><text:span text:style-name="T9">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10" draw:text-style-name="P32" draw:layer="layout" svg:width="1.954cm" svg:height="1.361cm" svg:x="2.042cm" svg:y="10.821cm">
          <draw:text-box>
            <text:p text:style-name="P31"><text:span text:style-name="T9">D</text:span><text:span text:style-name="T9">R</text:span><text:span text:style-name="T9">A</text:span><text:span text:style-name="T9">M</text:span></text:p>
            <text:p text:style-name="P31"><text:span text:style-name="T9">t</text:span><text:span text:style-name="T9">i</text:span><text:span text:style-name="T9">e</text:span><text:span text:style-name="T9">r</text:span></text:p>
          </draw:text-box>
        </draw:frame>
        <draw:frame draw:style-name="gr111" draw:text-style-name="P32" draw:layer="layout" svg:width="1.713cm" svg:height="1.361cm" svg:x="2.242cm" svg:y="12.091cm">
          <draw:text-box>
            <text:p text:style-name="P31"><text:span text:style-name="T9">F</text:span><text:span text:style-name="T9">l</text:span><text:span text:style-name="T9">a</text:span><text:span text:style-name="T9">s</text:span><text:span text:style-name="T9">h</text:span></text:p>
            <text:p text:style-name="P31"><text:span text:style-name="T9">t</text:span><text:span text:style-name="T9">i</text:span><text:span text:style-name="T9">e</text:span><text:span text:style-name="T9">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2" draw:text-style-name="P35" draw:layer="layout" svg:width="2.678cm" svg:height="1.524cm" svg:x="18.704cm" svg:y="8.836cm">
          <draw:text-box>
            <text:p text:style-name="P25"><text:span text:style-name="T9">s</text:span><text:span text:style-name="T9">h</text:span><text:span text:style-name="T9">u</text:span><text:span text:style-name="T9">f</text:span><text:span text:style-name="T9">f</text:span><text:span text:style-name="T9">l</text:span><text:span text:style-name="T9">e</text:span></text:p>
            <text:p text:style-name="P25"><text:span text:style-name="T9">w</text:span><text:span text:style-name="T9">r</text:span><text:span text:style-name="T9">i</text:span><text:span text:style-name="T9">t</text:span><text:span text:style-name="T9">e</text:span><text:span text:style-name="T9">/</text:span><text:span text:style-name="T9">r</text:span><text:span text:style-name="T9">e</text:span><text:span text:style-name="T9">a</text:span><text:span text:style-name="T9">d</text:span></text:p>
          </draw:text-box>
        </draw:frame>
        <draw:custom-shape draw:style-name="gr113" draw:text-style-name="P44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44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4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0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1" draw:text-style-name="P40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1" draw:text-style-name="P40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9" draw:text-style-name="P40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2" draw:text-style-name="P33" draw:layer="layout" svg:width="3.29cm" svg:height="0.806cm" svg:x="4.838cm" svg:y="6.588cm">
          <draw:text-box>
            <text:p text:style-name="P8"><text:span text:style-name="T9"><text:s text:c="2"/></text:span><text:span text:style-name="T9"><text:s text:c="2"/></text:span><text:span text:style-name="T9">W</text:span><text:span text:style-name="T9">o</text:span><text:span text:style-name="T9">r</text:span><text:span text:style-name="T9">k</text:span><text:span text:style-name="T9">e</text:span><text:span text:style-name="T9">r</text:span></text:p>
          </draw:text-box>
        </draw:frame>
        <draw:frame draw:style-name="gr122" draw:text-style-name="P33" draw:layer="layout" svg:width="3.29cm" svg:height="0.806cm" svg:x="9.038cm" svg:y="6.588cm">
          <draw:text-box>
            <text:p text:style-name="P8"><text:span text:style-name="T9"><text:s text:c="2"/></text:span><text:span text:style-name="T9"><text:s text:c="2"/></text:span><text:span text:style-name="T9">W</text:span><text:span text:style-name="T9">o</text:span><text:span text:style-name="T9">r</text:span><text:span text:style-name="T9">k</text:span><text:span text:style-name="T9">e</text:span><text:span text:style-name="T9">r</text:span></text:p>
          </draw:text-box>
        </draw:frame>
        <draw:frame draw:style-name="gr122" draw:text-style-name="P33" draw:layer="layout" svg:width="3.29cm" svg:height="0.806cm" svg:x="14.738cm" svg:y="6.588cm">
          <draw:text-box>
            <text:p text:style-name="P8"><text:span text:style-name="T9"><text:s text:c="2"/></text:span><text:span text:style-name="T9"><text:s text:c="2"/></text:span><text:span text:style-name="T9">W</text:span><text:span text:style-name="T9">o</text:span><text:span text:style-name="T9">r</text:span><text:span text:style-name="T9">k</text:span><text:span text:style-name="T9">e</text:span><text:span text:style-name="T9">r</text:span></text:p>
          </draw:text-box>
        </draw:frame>
        <draw:custom-shape draw:style-name="gr123" draw:text-style-name="P36" draw:layer="layout" svg:width="1.27cm" svg:height="2.234cm" svg:x="3.048cm" svg:y="7.366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6" draw:layer="layout" svg:width="1.778cm" svg:height="0.629cm" draw:transform="rotate (1.5707963267949) translate (3.366cm 9.398cm)">
          <text:p text:style-name="P8"><text:span text:style-name="T9">Con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5" draw:text-style-name="P33" draw:layer="layout" svg:width="1.823cm" svg:height="0.806cm" svg:x="2.794cm" svg:y="6.588cm">
          <draw:text-box>
            <text:p text:style-name="P8"><text:span text:style-name="T9">D</text:span><text:span text:style-name="T9">r</text:span><text:span text:style-name="T9">i</text:span><text:span text:style-name="T9">v</text:span><text:span text:style-name="T9">e</text:span><text:span text:style-name="T9">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8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1T19">
        <office:forms form:automatic-focus="false" form:apply-design-mode="false"/>
        <draw:custom-shape draw:style-name="gr117" draw:text-style-name="P36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36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7" draw:layer="layout" svg:width="22.859cm" svg:height="2.38cm" svg:x="1.27cm" svg:y="0.572cm" presentation:class="title">
          <draw:text-box>
            <text:p/>
          </draw:text-box>
        </draw:frame>
        <draw:custom-shape draw:style-name="gr91" draw:text-style-name="P36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6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6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9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0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1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2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2" draw:text-style-name="P43" draw:layer="layout" svg:width="2.462cm" svg:height="0.806cm" svg:x="5.284cm" svg:y="7.758cm">
          <draw:text-box>
            <text:p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o</text:span><text:span text:style-name="T9">r</text:span></text:p>
          </draw:text-box>
        </draw:frame>
        <draw:custom-shape draw:style-name="gr117" draw:text-style-name="P36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6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9.472cm" svg:y="7.758cm">
          <draw:text-box>
            <text:p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o</text:span><text:span text:style-name="T9">r</text:span></text:p>
          </draw:text-box>
        </draw:frame>
        <draw:custom-shape draw:style-name="gr117" draw:text-style-name="P36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6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6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15.154cm" svg:y="7.758cm">
          <draw:text-box>
            <text:p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o</text:span><text:span text:style-name="T9">r</text:span></text:p>
          </draw:text-box>
        </draw:frame>
        <draw:custom-shape draw:style-name="gr101" draw:text-style-name="P42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5" draw:text-style-name="P7" draw:layer="layout" svg:x1="12.816cm" svg:y1="11.53cm" svg:x2="14.848cm" svg:y2="11.53cm">
          <text:p/>
        </draw:line>
        <draw:line draw:style-name="gr106" draw:text-style-name="P7" draw:layer="layout" svg:x1="12.816cm" svg:y1="12.546cm" svg:x2="14.848cm" svg:y2="12.546cm">
          <text:p/>
        </draw:line>
        <draw:line draw:style-name="gr107" draw:text-style-name="P7" draw:layer="layout" svg:x1="2.794cm" svg:y1="10.36cm" svg:x2="20.574cm" svg:y2="10.36cm">
          <text:p/>
        </draw:line>
        <draw:frame draw:style-name="gr108" draw:text-style-name="P43" draw:layer="layout" svg:width="2.377cm" svg:height="1.524cm" svg:x="18.759cm" svg:y="10.598cm">
          <draw:text-box>
            <text:p><text:span text:style-name="T9">R</text:span><text:span text:style-name="T9">D</text:span><text:span text:style-name="T9">M</text:span><text:span text:style-name="T9">A</text:span><text:span text:style-name="T9"> </text:span></text:p>
            <text:p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9"> </text:span></text:p>
          </draw:text-box>
        </draw:frame>
        <draw:frame draw:style-name="gr109" draw:text-style-name="P43" draw:layer="layout" svg:width="3.724cm" svg:height="1.361cm" svg:x="18.706cm" svg:y="11.992cm">
          <draw:text-box>
            <text:p><text:span text:style-name="T9">D</text:span><text:span text:style-name="T9">i</text:span><text:span text:style-name="T9">s</text:span><text:span text:style-name="T9">a</text:span><text:span text:style-name="T9">g</text:span><text:span text:style-name="T9">g</text:span><text:span text:style-name="T9">r</text:span><text:span text:style-name="T9">e</text:span><text:span text:style-name="T9">g</text:span><text:span text:style-name="T9">a</text:span><text:span text:style-name="T9">t</text:span><text:span text:style-name="T9">e</text:span><text:span text:style-name="T9">d</text:span></text:p>
            <text:p><text:span text:style-name="T10">C</text:span><text:span text:style-name="T10">r</text:span><text:span text:style-name="T10">a</text:span><text:span text:style-name="T10">i</text:span><text:span text:style-name="T10">l</text:span><text:span text:style-name="T9"> </text:span><text:span text:style-name="T9">S</text:span><text:span text:style-name="T9">t</text:span><text:span text:style-name="T9">o</text:span><text:span text:style-name="T9">r</text:span><text:span text:style-name="T9">a</text:span><text:span text:style-name="T9">g</text:span><text:span text:style-name="T9">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10" draw:text-style-name="P32" draw:layer="layout" svg:width="1.954cm" svg:height="1.361cm" svg:x="2.042cm" svg:y="10.821cm">
          <draw:text-box>
            <text:p text:style-name="P31"><text:span text:style-name="T9">D</text:span><text:span text:style-name="T9">R</text:span><text:span text:style-name="T9">A</text:span><text:span text:style-name="T9">M</text:span></text:p>
            <text:p text:style-name="P31"><text:span text:style-name="T9">t</text:span><text:span text:style-name="T9">i</text:span><text:span text:style-name="T9">e</text:span><text:span text:style-name="T9">r</text:span></text:p>
          </draw:text-box>
        </draw:frame>
        <draw:frame draw:style-name="gr111" draw:text-style-name="P32" draw:layer="layout" svg:width="1.713cm" svg:height="1.361cm" svg:x="2.242cm" svg:y="12.091cm">
          <draw:text-box>
            <text:p text:style-name="P31"><text:span text:style-name="T9">F</text:span><text:span text:style-name="T9">l</text:span><text:span text:style-name="T9">a</text:span><text:span text:style-name="T9">s</text:span><text:span text:style-name="T9">h</text:span></text:p>
            <text:p text:style-name="P31"><text:span text:style-name="T9">t</text:span><text:span text:style-name="T9">i</text:span><text:span text:style-name="T9">e</text:span><text:span text:style-name="T9">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2" draw:text-style-name="P35" draw:layer="layout" svg:width="2.678cm" svg:height="1.524cm" svg:x="18.704cm" svg:y="8.836cm">
          <draw:text-box>
            <text:p text:style-name="P25"><text:span text:style-name="T9">s</text:span><text:span text:style-name="T9">h</text:span><text:span text:style-name="T9">u</text:span><text:span text:style-name="T9">f</text:span><text:span text:style-name="T9">f</text:span><text:span text:style-name="T9">l</text:span><text:span text:style-name="T9">e</text:span></text:p>
            <text:p text:style-name="P25"><text:span text:style-name="T9">w</text:span><text:span text:style-name="T9">r</text:span><text:span text:style-name="T9">i</text:span><text:span text:style-name="T9">t</text:span><text:span text:style-name="T9">e</text:span><text:span text:style-name="T9">/</text:span><text:span text:style-name="T9">r</text:span><text:span text:style-name="T9">e</text:span><text:span text:style-name="T9">a</text:span><text:span text:style-name="T9">d</text:span></text:p>
          </draw:text-box>
        </draw:frame>
        <draw:custom-shape draw:style-name="gr113" draw:text-style-name="P44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44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4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40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6" draw:text-style-name="P40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6" draw:text-style-name="P40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9" draw:text-style-name="P40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2" draw:text-style-name="P33" draw:layer="layout" svg:width="3.29cm" svg:height="0.806cm" svg:x="4.838cm" svg:y="6.588cm">
          <draw:text-box>
            <text:p text:style-name="P8"><text:span text:style-name="T9"><text:s text:c="2"/></text:span><text:span text:style-name="T9"><text:s text:c="2"/></text:span><text:span text:style-name="T9">W</text:span><text:span text:style-name="T9">o</text:span><text:span text:style-name="T9">r</text:span><text:span text:style-name="T9">k</text:span><text:span text:style-name="T9">e</text:span><text:span text:style-name="T9">r</text:span></text:p>
          </draw:text-box>
        </draw:frame>
        <draw:frame draw:style-name="gr122" draw:text-style-name="P33" draw:layer="layout" svg:width="3.29cm" svg:height="0.806cm" svg:x="9.038cm" svg:y="6.588cm">
          <draw:text-box>
            <text:p text:style-name="P8"><text:span text:style-name="T9"><text:s text:c="2"/></text:span><text:span text:style-name="T9"><text:s text:c="2"/></text:span><text:span text:style-name="T9">W</text:span><text:span text:style-name="T9">o</text:span><text:span text:style-name="T9">r</text:span><text:span text:style-name="T9">k</text:span><text:span text:style-name="T9">e</text:span><text:span text:style-name="T9">r</text:span></text:p>
          </draw:text-box>
        </draw:frame>
        <draw:frame draw:style-name="gr122" draw:text-style-name="P33" draw:layer="layout" svg:width="3.29cm" svg:height="0.806cm" svg:x="14.738cm" svg:y="6.588cm">
          <draw:text-box>
            <text:p text:style-name="P8"><text:span text:style-name="T9"><text:s text:c="2"/></text:span><text:span text:style-name="T9"><text:s text:c="2"/></text:span><text:span text:style-name="T9">W</text:span><text:span text:style-name="T9">o</text:span><text:span text:style-name="T9">r</text:span><text:span text:style-name="T9">k</text:span><text:span text:style-name="T9">e</text:span><text:span text:style-name="T9">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9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1T19">
        <office:forms form:automatic-focus="false" form:apply-design-mode="false"/>
        <draw:custom-shape draw:style-name="gr127" draw:text-style-name="P46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6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6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36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7" draw:layer="layout" svg:width="22.859cm" svg:height="2.38cm" svg:x="1.27cm" svg:y="0.572cm" presentation:class="title">
          <draw:text-box>
            <text:p/>
          </draw:text-box>
        </draw:frame>
        <draw:custom-shape draw:style-name="gr91" draw:text-style-name="P36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46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6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4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4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4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9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0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1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2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2" draw:text-style-name="P43" draw:layer="layout" svg:width="2.462cm" svg:height="0.806cm" svg:x="5.284cm" svg:y="7.758cm">
          <draw:text-box>
            <text:p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o</text:span><text:span text:style-name="T9">r</text:span></text:p>
          </draw:text-box>
        </draw:frame>
        <draw:custom-shape draw:style-name="gr127" draw:text-style-name="P46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6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4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4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4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9.472cm" svg:y="7.758cm">
          <draw:text-box>
            <text:p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o</text:span><text:span text:style-name="T9">r</text:span></text:p>
          </draw:text-box>
        </draw:frame>
        <draw:custom-shape draw:style-name="gr127" draw:text-style-name="P46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6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4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4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4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15.154cm" svg:y="7.758cm">
          <draw:text-box>
            <text:p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o</text:span><text:span text:style-name="T9">r</text:span></text:p>
          </draw:text-box>
        </draw:frame>
        <draw:custom-shape draw:style-name="gr101" draw:text-style-name="P42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5" draw:text-style-name="P7" draw:layer="layout" svg:x1="12.816cm" svg:y1="11.53cm" svg:x2="14.848cm" svg:y2="11.53cm">
          <text:p/>
        </draw:line>
        <draw:line draw:style-name="gr106" draw:text-style-name="P7" draw:layer="layout" svg:x1="12.816cm" svg:y1="12.546cm" svg:x2="14.848cm" svg:y2="12.546cm">
          <text:p/>
        </draw:line>
        <draw:line draw:style-name="gr107" draw:text-style-name="P7" draw:layer="layout" svg:x1="2.794cm" svg:y1="10.36cm" svg:x2="20.574cm" svg:y2="10.36cm">
          <text:p/>
        </draw:line>
        <draw:frame draw:style-name="gr108" draw:text-style-name="P43" draw:layer="layout" svg:width="2.377cm" svg:height="1.524cm" svg:x="18.759cm" svg:y="10.598cm">
          <draw:text-box>
            <text:p><text:span text:style-name="T9">R</text:span><text:span text:style-name="T9">D</text:span><text:span text:style-name="T9">M</text:span><text:span text:style-name="T9">A</text:span><text:span text:style-name="T9"> </text:span></text:p>
            <text:p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9"> </text:span></text:p>
          </draw:text-box>
        </draw:frame>
        <draw:frame draw:style-name="gr109" draw:text-style-name="P43" draw:layer="layout" svg:width="3.724cm" svg:height="1.361cm" svg:x="18.706cm" svg:y="11.992cm">
          <draw:text-box>
            <text:p><text:span text:style-name="T9">D</text:span><text:span text:style-name="T9">i</text:span><text:span text:style-name="T9">s</text:span><text:span text:style-name="T9">a</text:span><text:span text:style-name="T9">g</text:span><text:span text:style-name="T9">g</text:span><text:span text:style-name="T9">r</text:span><text:span text:style-name="T9">e</text:span><text:span text:style-name="T9">g</text:span><text:span text:style-name="T9">a</text:span><text:span text:style-name="T9">t</text:span><text:span text:style-name="T9">e</text:span><text:span text:style-name="T9">d</text:span></text:p>
            <text:p><text:span text:style-name="T10">C</text:span><text:span text:style-name="T10">r</text:span><text:span text:style-name="T10">a</text:span><text:span text:style-name="T10">i</text:span><text:span text:style-name="T10">l</text:span><text:span text:style-name="T9"> </text:span><text:span text:style-name="T9">S</text:span><text:span text:style-name="T9">t</text:span><text:span text:style-name="T9">o</text:span><text:span text:style-name="T9">r</text:span><text:span text:style-name="T9">a</text:span><text:span text:style-name="T9">g</text:span><text:span text:style-name="T9">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10" draw:text-style-name="P32" draw:layer="layout" svg:width="1.954cm" svg:height="1.361cm" svg:x="2.042cm" svg:y="10.821cm">
          <draw:text-box>
            <text:p text:style-name="P31"><text:span text:style-name="T9">D</text:span><text:span text:style-name="T9">R</text:span><text:span text:style-name="T9">A</text:span><text:span text:style-name="T9">M</text:span></text:p>
            <text:p text:style-name="P31"><text:span text:style-name="T9">t</text:span><text:span text:style-name="T9">i</text:span><text:span text:style-name="T9">e</text:span><text:span text:style-name="T9">r</text:span></text:p>
          </draw:text-box>
        </draw:frame>
        <draw:frame draw:style-name="gr111" draw:text-style-name="P32" draw:layer="layout" svg:width="1.713cm" svg:height="1.361cm" svg:x="2.242cm" svg:y="12.091cm">
          <draw:text-box>
            <text:p text:style-name="P31"><text:span text:style-name="T9">F</text:span><text:span text:style-name="T9">l</text:span><text:span text:style-name="T9">a</text:span><text:span text:style-name="T9">s</text:span><text:span text:style-name="T9">h</text:span></text:p>
            <text:p text:style-name="P31"><text:span text:style-name="T9">t</text:span><text:span text:style-name="T9">i</text:span><text:span text:style-name="T9">e</text:span><text:span text:style-name="T9">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2" draw:text-style-name="P35" draw:layer="layout" svg:width="2.678cm" svg:height="1.524cm" svg:x="18.704cm" svg:y="8.836cm">
          <draw:text-box>
            <text:p text:style-name="P25"><text:span text:style-name="T9">s</text:span><text:span text:style-name="T9">h</text:span><text:span text:style-name="T9">u</text:span><text:span text:style-name="T9">f</text:span><text:span text:style-name="T9">f</text:span><text:span text:style-name="T9">l</text:span><text:span text:style-name="T9">e</text:span></text:p>
            <text:p text:style-name="P25"><text:span text:style-name="T9">w</text:span><text:span text:style-name="T9">r</text:span><text:span text:style-name="T9">i</text:span><text:span text:style-name="T9">t</text:span><text:span text:style-name="T9">e</text:span><text:span text:style-name="T9">/</text:span><text:span text:style-name="T9">r</text:span><text:span text:style-name="T9">e</text:span><text:span text:style-name="T9">a</text:span><text:span text:style-name="T9">d</text:span></text:p>
          </draw:text-box>
        </draw:frame>
        <draw:custom-shape draw:style-name="gr113" draw:text-style-name="P44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44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4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40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6" draw:text-style-name="P40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6" draw:text-style-name="P40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9" draw:text-style-name="P40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2" draw:text-style-name="P33" draw:layer="layout" svg:width="3.29cm" svg:height="0.806cm" svg:x="4.838cm" svg:y="6.588cm">
          <draw:text-box>
            <text:p text:style-name="P8"><text:span text:style-name="T9"><text:s text:c="2"/></text:span><text:span text:style-name="T9"><text:s text:c="2"/></text:span><text:span text:style-name="T9">W</text:span><text:span text:style-name="T9">o</text:span><text:span text:style-name="T9">r</text:span><text:span text:style-name="T9">k</text:span><text:span text:style-name="T9">e</text:span><text:span text:style-name="T9">r</text:span></text:p>
          </draw:text-box>
        </draw:frame>
        <draw:frame draw:style-name="gr122" draw:text-style-name="P33" draw:layer="layout" svg:width="3.29cm" svg:height="0.806cm" svg:x="9.038cm" svg:y="6.588cm">
          <draw:text-box>
            <text:p text:style-name="P8"><text:span text:style-name="T9"><text:s text:c="2"/></text:span><text:span text:style-name="T9"><text:s text:c="2"/></text:span><text:span text:style-name="T9">W</text:span><text:span text:style-name="T9">o</text:span><text:span text:style-name="T9">r</text:span><text:span text:style-name="T9">k</text:span><text:span text:style-name="T9">e</text:span><text:span text:style-name="T9">r</text:span></text:p>
          </draw:text-box>
        </draw:frame>
        <draw:frame draw:style-name="gr122" draw:text-style-name="P33" draw:layer="layout" svg:width="3.29cm" svg:height="0.806cm" svg:x="14.738cm" svg:y="6.588cm">
          <draw:text-box>
            <text:p text:style-name="P8"><text:span text:style-name="T9"><text:s text:c="2"/></text:span><text:span text:style-name="T9"><text:s text:c="2"/></text:span><text:span text:style-name="T9">W</text:span><text:span text:style-name="T9">o</text:span><text:span text:style-name="T9">r</text:span><text:span text:style-name="T9">k</text:span><text:span text:style-name="T9">e</text:span><text:span text:style-name="T9">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10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1T19">
        <office:forms form:automatic-focus="false" form:apply-design-mode="false"/>
        <draw:custom-shape draw:style-name="gr90" draw:text-style-name="P36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7" draw:layer="layout" svg:width="22.859cm" svg:height="2.38cm" svg:x="1.27cm" svg:y="0.572cm" presentation:class="title">
          <draw:text-box>
            <text:p/>
          </draw:text-box>
        </draw:frame>
        <draw:custom-shape draw:style-name="gr91" draw:text-style-name="P36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6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1.419cm" svg:height="0.629cm" svg:x="3.5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9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0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1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2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2" draw:text-style-name="P43" draw:layer="layout" svg:width="2.462cm" svg:height="0.806cm" svg:x="3.084cm" svg:y="7.758cm">
          <draw:text-box>
            <text:p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o</text:span><text:span text:style-name="T9">r</text:span></text:p>
          </draw:text-box>
        </draw:frame>
        <draw:frame draw:style-name="gr103" draw:text-style-name="P43" draw:layer="layout" svg:width="2.09cm" svg:height="0.806cm" svg:x="3.132cm" svg:y="6.912cm">
          <draw:text-box>
            <text:p><text:span text:style-name="T9">W</text:span><text:span text:style-name="T9">o</text:span><text:span text:style-name="T9">r</text:span><text:span text:style-name="T9">k</text:span><text:span text:style-name="T9">e</text:span><text:span text:style-name="T9">r</text:span></text:p>
          </draw:text-box>
        </draw:frame>
        <draw:custom-shape draw:style-name="gr92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36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1.419cm" svg:height="0.629cm" svg:x="8.4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7.972cm" svg:y="7.758cm">
          <draw:text-box>
            <text:p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o</text:span><text:span text:style-name="T9">r</text:span></text:p>
          </draw:text-box>
        </draw:frame>
        <draw:frame draw:style-name="gr103" draw:text-style-name="P43" draw:layer="layout" svg:width="2.09cm" svg:height="0.806cm" svg:x="8.02cm" svg:y="6.912cm">
          <draw:text-box>
            <text:p><text:span text:style-name="T9">W</text:span><text:span text:style-name="T9">o</text:span><text:span text:style-name="T9">r</text:span><text:span text:style-name="T9">k</text:span><text:span text:style-name="T9">e</text:span><text:span text:style-name="T9">r</text:span></text:p>
          </draw:text-box>
        </draw:frame>
        <draw:custom-shape draw:style-name="gr92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6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1.419cm" svg:height="0.629cm" svg:x="15.0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3" draw:layer="layout" svg:width="2.462cm" svg:height="0.806cm" svg:x="14.554cm" svg:y="7.758cm">
          <draw:text-box>
            <text:p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o</text:span><text:span text:style-name="T9">r</text:span></text:p>
          </draw:text-box>
        </draw:frame>
        <draw:frame draw:style-name="gr103" draw:text-style-name="P43" draw:layer="layout" svg:width="2.09cm" svg:height="0.806cm" svg:x="14.602cm" svg:y="6.912cm">
          <draw:text-box>
            <text:p><text:span text:style-name="T9">W</text:span><text:span text:style-name="T9">o</text:span><text:span text:style-name="T9">r</text:span><text:span text:style-name="T9">k</text:span><text:span text:style-name="T9">e</text:span><text:span text:style-name="T9">r</text:span></text:p>
          </draw:text-box>
        </draw:frame>
        <draw:custom-shape draw:style-name="gr101" draw:text-style-name="P42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1" draw:text-style-name="P42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0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0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5" draw:text-style-name="P7" draw:layer="layout" svg:x1="12.816cm" svg:y1="11.53cm" svg:x2="14.848cm" svg:y2="11.53cm">
          <text:p/>
        </draw:line>
        <draw:line draw:style-name="gr106" draw:text-style-name="P7" draw:layer="layout" svg:x1="12.816cm" svg:y1="12.546cm" svg:x2="14.848cm" svg:y2="12.546cm">
          <text:p/>
        </draw:line>
        <draw:line draw:style-name="gr107" draw:text-style-name="P7" draw:layer="layout" svg:x1="2.794cm" svg:y1="10.36cm" svg:x2="20.574cm" svg:y2="10.36cm">
          <text:p/>
        </draw:line>
        <draw:frame draw:style-name="gr108" draw:text-style-name="P43" draw:layer="layout" svg:width="2.377cm" svg:height="1.524cm" svg:x="18.759cm" svg:y="10.435cm">
          <draw:text-box>
            <text:p><text:span text:style-name="T9">R</text:span><text:span text:style-name="T9">D</text:span><text:span text:style-name="T9">M</text:span><text:span text:style-name="T9">A</text:span><text:span text:style-name="T9"> </text:span></text:p>
            <text:p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9"> </text:span></text:p>
          </draw:text-box>
        </draw:frame>
        <draw:frame draw:style-name="gr109" draw:text-style-name="P43" draw:layer="layout" svg:width="3.724cm" svg:height="1.361cm" svg:x="18.706cm" svg:y="11.992cm">
          <draw:text-box>
            <text:p><text:span text:style-name="T9">D</text:span><text:span text:style-name="T9">i</text:span><text:span text:style-name="T9">s</text:span><text:span text:style-name="T9">a</text:span><text:span text:style-name="T9">g</text:span><text:span text:style-name="T9">g</text:span><text:span text:style-name="T9">r</text:span><text:span text:style-name="T9">e</text:span><text:span text:style-name="T9">g</text:span><text:span text:style-name="T9">a</text:span><text:span text:style-name="T9">t</text:span><text:span text:style-name="T9">e</text:span><text:span text:style-name="T9">d</text:span></text:p>
            <text:p><text:span text:style-name="T9">C</text:span><text:span text:style-name="T9">r</text:span><text:span text:style-name="T9">a</text:span><text:span text:style-name="T9">i</text:span><text:span text:style-name="T9">l </text:span><text:span text:style-name="T9">S</text:span><text:span text:style-name="T9">t</text:span><text:span text:style-name="T9">o</text:span><text:span text:style-name="T9">r</text:span><text:span text:style-name="T9">a</text:span><text:span text:style-name="T9">g</text:span><text:span text:style-name="T9">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10" draw:text-style-name="P32" draw:layer="layout" svg:width="1.954cm" svg:height="1.361cm" svg:x="2.042cm" svg:y="10.821cm">
          <draw:text-box>
            <text:p text:style-name="P31"><text:span text:style-name="T9">D</text:span><text:span text:style-name="T9">R</text:span><text:span text:style-name="T9">A</text:span><text:span text:style-name="T9">M</text:span></text:p>
            <text:p text:style-name="P31"><text:span text:style-name="T9">t</text:span><text:span text:style-name="T9">i</text:span><text:span text:style-name="T9">e</text:span><text:span text:style-name="T9">r</text:span></text:p>
          </draw:text-box>
        </draw:frame>
        <draw:frame draw:style-name="gr111" draw:text-style-name="P32" draw:layer="layout" svg:width="1.713cm" svg:height="1.361cm" svg:x="2.242cm" svg:y="12.091cm">
          <draw:text-box>
            <text:p text:style-name="P31"><text:span text:style-name="T9">F</text:span><text:span text:style-name="T9">l</text:span><text:span text:style-name="T9">a</text:span><text:span text:style-name="T9">s</text:span><text:span text:style-name="T9">h</text:span></text:p>
            <text:p text:style-name="P31"><text:span text:style-name="T9">t</text:span><text:span text:style-name="T9">i</text:span><text:span text:style-name="T9">e</text:span><text:span text:style-name="T9">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2" draw:text-style-name="P35" draw:layer="layout" svg:width="2.678cm" svg:height="1.524cm" svg:x="18.704cm" svg:y="8.836cm">
          <draw:text-box>
            <text:p text:style-name="P25"><text:span text:style-name="T9">s</text:span><text:span text:style-name="T9">h</text:span><text:span text:style-name="T9">u</text:span><text:span text:style-name="T9">f</text:span><text:span text:style-name="T9">f</text:span><text:span text:style-name="T9">l</text:span><text:span text:style-name="T9">e</text:span></text:p>
            <text:p text:style-name="P25"><text:span text:style-name="T9">w</text:span><text:span text:style-name="T9">r</text:span><text:span text:style-name="T9">i</text:span><text:span text:style-name="T9">t</text:span><text:span text:style-name="T9">e</text:span><text:span text:style-name="T9">/</text:span><text:span text:style-name="T9">r</text:span><text:span text:style-name="T9">e</text:span><text:span text:style-name="T9">a</text:span><text:span text:style-name="T9">d</text:span></text:p>
          </draw:text-box>
        </draw:frame>
        <draw:custom-shape draw:style-name="gr113" draw:text-style-name="P44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44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4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0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6" draw:text-style-name="P40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6" draw:text-style-name="P40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9" draw:text-style-name="P40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42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131" draw:text-style-name="P36" draw:layer="layout" svg:width="4.38cm" svg:height="1.918cm" svg:x="7.512cm" svg:y="4.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2" draw:text-style-name="P8" draw:layer="layout" svg:width="3.556cm" svg:height="1.156cm" svg:x="7.728cm" svg:y="4.884cm">
            <text:p text:style-name="P8"><text:span text:style-name="T11">SparkContex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33" draw:text-style-name="P7" draw:layer="layout" svg:x1="8.896cm" svg:y1="6.079cm" svg:x2="4.673cm" svg:y2="7.716cm">
          <text:p/>
        </draw:line>
        <draw:line draw:style-name="gr133" draw:text-style-name="P7" draw:layer="layout" svg:x1="9.245cm" svg:y1="6.079cm" svg:x2="5.53cm" svg:y2="7.857cm">
          <text:p/>
        </draw:line>
        <draw:line draw:style-name="gr133" draw:text-style-name="P7" draw:layer="layout" svg:x1="9.499cm" svg:y1="6.062cm" svg:x2="10.102cm" svg:y2="7.686cm">
          <text:p/>
        </draw:line>
        <draw:line draw:style-name="gr133" draw:text-style-name="P7" draw:layer="layout" svg:x1="9.753cm" svg:y1="6.057cm" svg:x2="10.515cm" svg:y2="7.788cm">
          <text:p/>
        </draw:line>
        <draw:line draw:style-name="gr133" draw:text-style-name="P7" draw:layer="layout" svg:x1="10.544cm" svg:y1="6.079cm" svg:x2="14.602cm" svg:y2="8.365cm">
          <text:p/>
        </draw:line>
        <draw:line draw:style-name="gr133" draw:text-style-name="P7" draw:layer="layout" svg:x1="10.703cm" svg:y1="6.079cm" svg:x2="14.582cm" svg:y2="8.00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1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</text:span><text:span text:style-name="MT2">e </text:span><text:span text:style-name="MT2">of </text:span><text:span text:style-name="MT2">Yo</text:span><text:span text:style-name="MT2">ur </text:span><text:span text:style-name="MT2">Pre</text:span><text:span text:style-name="MT2">se</text:span><text:span text:style-name="MT2">nta</text:span><text:span text:style-name="MT2">tio</text:span><text:span text:style-name="MT2">n</text:span><text:span text:style-name="MT2"><text:line-break/></text:span><text:span text:style-name="MT2">Go</text:span><text:span text:style-name="MT2">es </text:span><text:span text:style-name="MT2">Her</text:span><text:span text:style-name="MT2">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</text:span><text:span text:style-name="MT3">k to </text:span><text:span text:style-name="MT3">edit </text:span><text:span text:style-name="MT3">Ma</text:span><text:span text:style-name="MT3">ster </text:span><text:span text:style-name="MT3">title </text:span><text:span text:style-name="MT3">styl</text:span><text:span text:style-name="MT3">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</text:span><text:span text:style-name="MT8">#assignedhasht</text:span><text:span text:style-name="MT8">ag here by </text:span><text:span text:style-name="MT8">setting the </text:span><text:span text:style-name="MT8">footer in view-</text:span><text:span text:style-name="MT8">header/foote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</text:span><text:span text:style-name="MT3">k to </text:span><text:span text:style-name="MT3">edit </text:span><text:span text:style-name="MT3">Ma</text:span><text:span text:style-name="MT3">ster </text:span><text:span text:style-name="MT3">title </text:span><text:span text:style-name="MT3">styl</text:span><text:span text:style-name="MT3">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</text:span><text:span text:style-name="MT8">#assignedhasht</text:span><text:span text:style-name="MT8">ag here by </text:span><text:span text:style-name="MT8">setting the </text:span><text:span text:style-name="MT8">footer in view-</text:span><text:span text:style-name="MT8">header/foot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44</meta:editing-cycles>
    <meta:creation-date>2018-05-14T13:01:55.594807701</meta:creation-date>
    <dc:date>2019-02-28T15:13:41.770754460</dc:date>
    <meta:editing-duration>P2DT8H31M55S</meta:editing-duration>
    <meta:generator>LibreOffice/6.0.7.3$Linux_X86_64 LibreOffice_project/00m0$Build-3</meta:generator>
    <meta:document-statistic meta:object-count="71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